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8c349" officeooo:paragraph-rsid="0008c34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</text:p>
      <text:p text:style-name="P1"><text:s/>* Cody Murrer</text:p>
      <text:p text:style-name="P1"><text:s/>* <text:s/>Lab-9</text:p>
      <text:p text:style-name="P1"><text:s/>* Cosc-220</text:p>
      <text:p text:style-name="P1"><text:s/>*/</text:p>
      <text:p text:style-name="P1">#include "payroll.h"</text:p>
      <text:p text:style-name="P1">#include "Mystack.h"</text:p>
      <text:p text:style-name="P1">#include "Mystack.cpp"</text:p>
      <text:p text:style-name="P1"/>
      <text:p text:style-name="P1">#include&lt;iostream&gt;</text:p>
      <text:p text:style-name="P1"/>
      <text:p text:style-name="P1">int main(int argc, char** argv) {</text:p>
      <text:p text:style-name="P1"><text:s text:c="2"/>std::string n;</text:p>
      <text:p text:style-name="P1"><text:s text:c="2"/>double h,p;</text:p>
      <text:p text:style-name="P1"/>
      <text:p text:style-name="P1">MyStack&lt;PayRoll&gt; the;</text:p>
      <text:p text:style-name="P1">MyStack&lt;PayRoll&gt; It;</text:p>
      <text:p text:style-name="P1">MyStack&lt;PayRoll&gt; Is;</text:p>
      <text:p text:style-name="P1">MyStack&lt;PayRoll&gt; One_am;</text:p>
      <text:p text:style-name="P1"/>
      <text:p text:style-name="P1"/>
      <text:p text:style-name="P1">the.push(PayRoll("F",2.0,6.3));</text:p>
      <text:p text:style-name="P1">std::cout&lt;&lt;"List one\n";</text:p>
      <text:p text:style-name="P1">std::cout&lt;&lt;the;</text:p>
      <text:p text:style-name="P1"/>
      <text:p text:style-name="P1">It.push(PayRoll("I",20.0,3.3));</text:p>
      <text:p text:style-name="P1">Is.push(PayRoll("Wanna",9.0,8.3));</text:p>
      <text:p text:style-name="P1">One_am.push(PayRoll("Sleep",2.0,1.3));</text:p>
      <text:p text:style-name="P1"/>
      <text:p text:style-name="P1">std::cout&lt;&lt;It;</text:p>
      <text:p text:style-name="P1">std::cout&lt;&lt;Is;</text:p>
      <text:p text:style-name="P1">std::cout&lt;&lt;One_am;</text:p>
      <text:p text:style-name="P1"/>
      <text:p text:style-name="P1"/>
      <text:p text:style-name="P1"/>
      <text:p text:style-name="P1">std::cout&lt;&lt;"Copy of the first list\n";</text:p>
      <text:p text:style-name="P1">MyStack&lt;PayRoll&gt; cop(the);</text:p>
      <text:p text:style-name="P1">std::cout&lt;&lt;cop;</text:p>
      <text:p text:style-name="P1"/>
      <text:p text:style-name="P1"/>
      <text:p text:style-name="P1"><text:s text:c="2"/>return 0;</text:p>
      <text:p text:style-name="P1">}</text:p>
      <text:p text:style-name="P1"/>
      <text:p text:style-name="P1">***********************************************************************************payroll.cpp</text:p>
      <text:p text:style-name="P1"/>
      <text:p text:style-name="P1">#include "payroll.h"</text:p>
      <text:p text:style-name="P1">#include "Mystack.h"</text:p>
      <text:p text:style-name="P1"/>
      <text:p text:style-name="P1"><text:soft-page-break/>PayRoll::PayRoll(std::string n, double h, double p){</text:p>
      <text:p text:style-name="P1"><text:s text:c="2"/>this-&gt;setName(n);// passes n to setName</text:p>
      <text:p text:style-name="P1"><text:s text:c="2"/>this-&gt;setHours(h);// passes h to setHours</text:p>
      <text:p text:style-name="P1"><text:s text:c="2"/>this-&gt;setPay(p*h);// passes the total of rate * hours to set pay</text:p>
      <text:p text:style-name="P1">// <text:s/>printData();//calls print function</text:p>
      <text:p text:style-name="P1">}</text:p>
      <text:p text:style-name="P1">PayRoll::PayRoll(){}// default constructor</text:p>
      <text:p text:style-name="P1"/>
      <text:p text:style-name="P1">std::string PayRoll::getName(){// gets name</text:p>
      <text:p text:style-name="P1"><text:s text:c="2"/>return name;</text:p>
      <text:p text:style-name="P1">}</text:p>
      <text:p text:style-name="P1">void PayRoll::setName(std::string n){// sets the name n</text:p>
      <text:p text:style-name="P1"><text:s text:c="2"/>name = n;</text:p>
      <text:p text:style-name="P1">}</text:p>
      <text:p text:style-name="P1"/>
      <text:p text:style-name="P1">double PayRoll::getPay(){// gets pay</text:p>
      <text:p text:style-name="P1"><text:s text:c="2"/>return pay;</text:p>
      <text:p text:style-name="P1">}</text:p>
      <text:p text:style-name="P1">void PayRoll::setPay(double p){// sets the pay rate p*h</text:p>
      <text:p text:style-name="P1"><text:s text:c="2"/>pay = p;</text:p>
      <text:p text:style-name="P1">}</text:p>
      <text:p text:style-name="P1"/>
      <text:p text:style-name="P1">double PayRoll::getHours(){// gets the hours</text:p>
      <text:p text:style-name="P1">return hours;</text:p>
      <text:p text:style-name="P1">}</text:p>
      <text:p text:style-name="P1">void PayRoll::setHours(double h){// sets the hours h</text:p>
      <text:p text:style-name="P1"><text:s text:c="2"/>hours = h;</text:p>
      <text:p text:style-name="P1">}</text:p>
      <text:p text:style-name="P1">***********************************************************************************payroll.h</text:p>
      <text:p text:style-name="P1"/>
      <text:p text:style-name="P1">#ifndef PAYROLL_H</text:p>
      <text:p text:style-name="P1">#define PAYROLL_H</text:p>
      <text:p text:style-name="P1"/>
      <text:p text:style-name="P1">#include&lt;iostream&gt;</text:p>
      <text:p text:style-name="P1"/>
      <text:p text:style-name="P1">class PayRoll{</text:p>
      <text:p text:style-name="P1"><text:s text:c="2"/>private:</text:p>
      <text:p text:style-name="P1">// data types passed into payroll.cpp</text:p>
      <text:p text:style-name="P1"><text:s text:c="2"/>double pay;</text:p>
      <text:p text:style-name="P1"><text:s text:c="2"/>std::string name;</text:p>
      <text:p text:style-name="P1"><text:s text:c="2"/>double hours;</text:p>
      <text:p text:style-name="P1"><text:s text:c="2"/>public:</text:p>
      <text:p text:style-name="P1"><text:s text:c="4"/>PayRoll();</text:p>
      <text:p text:style-name="P1"><text:s text:c="4"/>PayRoll(std::string n, double h, double p);// constructor</text:p>
      <text:p text:style-name="P1"/>
      <text:p text:style-name="P1">// getters</text:p>
      <text:p text:style-name="P1"><text:s text:c="4"/>std::string getName();</text:p>
      <text:p text:style-name="P1"><text:s text:c="4"/>double getPay();</text:p>
      <text:p text:style-name="P1"><text:soft-page-break/><text:s text:c="4"/>double getHours();</text:p>
      <text:p text:style-name="P1"/>
      <text:p text:style-name="P1">// setters</text:p>
      <text:p text:style-name="P1"><text:s text:c="4"/>void setName(std::string n);</text:p>
      <text:p text:style-name="P1"><text:s text:c="4"/>void setPay(double p);</text:p>
      <text:p text:style-name="P1"><text:s text:c="4"/>void setHours(double h);</text:p>
      <text:p text:style-name="P1"/>
      <text:p text:style-name="P1"/>
      <text:p text:style-name="P1">};</text:p>
      <text:p text:style-name="P1">#endif</text:p>
      <text:p text:style-name="P1">***********************************************************************************Mystack.cpp</text:p>
      <text:p text:style-name="P1"/>
      <text:p text:style-name="P1">#include "payroll.h"</text:p>
      <text:p text:style-name="P1">#include "Mystack.h"</text:p>
      <text:p text:style-name="P1"/>
      <text:p text:style-name="P1">#include&lt;iostream&gt;</text:p>
      <text:p text:style-name="P1">#include&lt;stdio.h&gt;</text:p>
      <text:p text:style-name="P1">#include&lt;string&gt;</text:p>
      <text:p text:style-name="P1"/>
      <text:p text:style-name="P1"/>
      <text:p text:style-name="P1">//Default constructor</text:p>
      <text:p text:style-name="P1">template&lt;class T&gt;</text:p>
      <text:p text:style-name="P1">MyStack&lt;T&gt;::MyStack(){</text:p>
      <text:p text:style-name="P1"><text:s text:c="2"/>head = nullptr;</text:p>
      <text:p text:style-name="P1">}</text:p>
      <text:p text:style-name="P1"/>
      <text:p text:style-name="P1">//Destructor</text:p>
      <text:p text:style-name="P1">template&lt;class T&gt;</text:p>
      <text:p text:style-name="P1">MyStack&lt;T&gt;::~MyStack(){</text:p>
      <text:p text:style-name="P1"><text:s text:c="2"/>Node* temp = head;</text:p>
      <text:p text:style-name="P1"><text:s text:c="4"/>while (temp) {</text:p>
      <text:p text:style-name="P1"><text:s text:c="6"/>temp = temp-&gt;next;</text:p>
      <text:p text:style-name="P1"><text:s text:c="6"/>delete head;</text:p>
      <text:p text:style-name="P1"><text:s text:c="6"/>head = temp;</text:p>
      <text:p text:style-name="P1"><text:s text:c="4"/>}</text:p>
      <text:p text:style-name="P1">}</text:p>
      <text:p text:style-name="P1"/>
      <text:p text:style-name="P1">//Copy constructor</text:p>
      <text:p text:style-name="P1">template&lt;class T&gt;</text:p>
      <text:p text:style-name="P1">MyStack&lt;T&gt;::MyStack(const MyStack &amp;stack){</text:p>
      <text:p text:style-name="P1"/>
      <text:p text:style-name="P1"><text:s text:c="4"/>head = new Node;</text:p>
      <text:p text:style-name="P1"><text:s text:c="4"/>head-&gt;data = stack.head-&gt;data;</text:p>
      <text:p text:style-name="P1"/>
      <text:p text:style-name="P1"><text:s text:c="2"/>Node* currStack = stack.head;</text:p>
      <text:p text:style-name="P1"><text:s text:c="2"/>Node* currCopy = head;</text:p>
      <text:p text:style-name="P1"/>
      <text:p text:style-name="P1"><text:s text:c="2"/>currStack = currStack-&gt;next;</text:p>
      <text:p text:style-name="P1"><text:soft-page-break/></text:p>
      <text:p text:style-name="P1"><text:s text:c="2"/>while(currStack != nullptr){</text:p>
      <text:p text:style-name="P1"><text:s text:c="4"/>currCopy-&gt;next = new Node;</text:p>
      <text:p text:style-name="P1"><text:s text:c="4"/>currCopy = currCopy-&gt;next;</text:p>
      <text:p text:style-name="P1"><text:s text:c="4"/>currCopy-&gt;data = currStack-&gt;data;</text:p>
      <text:p text:style-name="P1"><text:s text:c="4"/>currStack = currStack-&gt;next;</text:p>
      <text:p text:style-name="P1"><text:s text:c="2"/>}</text:p>
      <text:p text:style-name="P1">}</text:p>
      <text:p text:style-name="P1"/>
      <text:p text:style-name="P1">//Overloaded operator</text:p>
      <text:p text:style-name="P1">template&lt;class T&gt;</text:p>
      <text:p text:style-name="P1">MyStack&lt;T&gt; MyStack&lt;T&gt;::operator=(const MyStack &amp;stack){</text:p>
      <text:p text:style-name="P1"><text:s text:c="2"/>Node* temp = head;</text:p>
      <text:p text:style-name="P1"><text:s text:c="4"/>while (temp) {</text:p>
      <text:p text:style-name="P1"><text:s text:c="6"/>temp = temp-&gt;next;</text:p>
      <text:p text:style-name="P1"><text:s text:c="6"/>delete head;</text:p>
      <text:p text:style-name="P1"><text:s text:c="6"/>head = temp;</text:p>
      <text:p text:style-name="P1"><text:s text:c="4"/>}</text:p>
      <text:p text:style-name="P1"/>
      <text:p text:style-name="P1">if(this != &amp;stack){</text:p>
      <text:p text:style-name="P1"><text:s text:c="2"/>if(head == nullptr){</text:p>
      <text:p text:style-name="P1"><text:s text:c="6"/>head = new Node;</text:p>
      <text:p text:style-name="P1"><text:s text:c="6"/>head-&gt;data = stack.head-&gt;data;</text:p>
      <text:p text:style-name="P1"><text:s text:c="2"/>}</text:p>
      <text:p text:style-name="P1"/>
      <text:p text:style-name="P1"><text:s text:c="4"/>Node* currStack = stack.head;</text:p>
      <text:p text:style-name="P1"><text:s text:c="4"/>Node* currCopy = head;</text:p>
      <text:p text:style-name="P1"/>
      <text:p text:style-name="P1"><text:s text:c="4"/>currStack = currStack-&gt;next;</text:p>
      <text:p text:style-name="P1"/>
      <text:p text:style-name="P1"><text:s text:c="4"/>while(currStack != nullptr){</text:p>
      <text:p text:style-name="P1"><text:s text:c="6"/>currCopy-&gt;next = new Node;</text:p>
      <text:p text:style-name="P1"><text:s text:c="6"/>currCopy = currCopy-&gt;next;</text:p>
      <text:p text:style-name="P1"><text:s text:c="6"/>currCopy-&gt;data = currStack-&gt;data;</text:p>
      <text:p text:style-name="P1"><text:s text:c="6"/>currStack = currStack-&gt;next;</text:p>
      <text:p text:style-name="P1"><text:s text:c="4"/>}</text:p>
      <text:p text:style-name="P1"><text:s/>}</text:p>
      <text:p text:style-name="P1"><text:s text:c="4"/>return *this;</text:p>
      <text:p text:style-name="P1">}</text:p>
      <text:p text:style-name="P1"/>
      <text:p text:style-name="P1">template&lt;class T&gt;</text:p>
      <text:p text:style-name="P1">T MyStack&lt;T&gt;::peek(){</text:p>
      <text:p text:style-name="P1"><text:s text:c="2"/>T data;</text:p>
      <text:p text:style-name="P1"><text:s text:c="2"/>Node* temp = head;</text:p>
      <text:p text:style-name="P1"><text:s text:c="2"/>return data;</text:p>
      <text:p text:style-name="P1">}</text:p>
      <text:p text:style-name="P1"/>
      <text:p text:style-name="P1">//Inserts nodes into linkedlist</text:p>
      <text:p text:style-name="P1">template&lt;class T&gt;</text:p>
      <text:p text:style-name="P1"><text:soft-page-break/>void MyStack&lt;T&gt;::push(T p){</text:p>
      <text:p text:style-name="P1"><text:s text:c="2"/>Node* nNode = new Node;</text:p>
      <text:p text:style-name="P1"><text:s text:c="2"/>nNode-&gt;data = p;</text:p>
      <text:p text:style-name="P1"><text:s text:c="2"/>nNode-&gt;next = nullptr;</text:p>
      <text:p text:style-name="P1"/>
      <text:p text:style-name="P1"><text:s text:c="3"/>//Makes sure theres a head if not it makes one</text:p>
      <text:p text:style-name="P1"><text:s text:c="2"/>if(head == nullptr){</text:p>
      <text:p text:style-name="P1"><text:s text:c="4"/>nNode-&gt;next = head;</text:p>
      <text:p text:style-name="P1"><text:s text:c="4"/>head = nNode;</text:p>
      <text:p text:style-name="P1"><text:s text:c="4"/>return;</text:p>
      <text:p text:style-name="P1"><text:s text:c="2"/>}</text:p>
      <text:p text:style-name="P1"/>
      <text:p text:style-name="P1"><text:s text:c="2"/>Node* curr = head;</text:p>
      <text:p text:style-name="P1"><text:s text:c="2"/>//loops through list and makes a nNode after head</text:p>
      <text:p text:style-name="P1"><text:s text:c="2"/>while(curr-&gt;next != nullptr){</text:p>
      <text:p text:style-name="P1"><text:s text:c="6"/>curr = curr-&gt;next;</text:p>
      <text:p text:style-name="P1"><text:s text:c="2"/>}</text:p>
      <text:p text:style-name="P1"><text:s text:c="4"/>nNode-&gt;next = curr-&gt;next;</text:p>
      <text:p text:style-name="P1"><text:s text:c="4"/>curr-&gt;next = nNode;</text:p>
      <text:p text:style-name="P1">}</text:p>
      <text:p text:style-name="P1"/>
      <text:p text:style-name="P1">//Removes the last node inserted into the list</text:p>
      <text:p text:style-name="P1">template&lt;class T&gt;</text:p>
      <text:p text:style-name="P1">T MyStack&lt;T&gt;::pop(){</text:p>
      <text:p text:style-name="P1"><text:s text:c="2"/>Node* curr = head;</text:p>
      <text:p text:style-name="P1"><text:s text:c="2"/>Node* prev = head;</text:p>
      <text:p text:style-name="P1"><text:s text:c="2"/>T p;</text:p>
      <text:p text:style-name="P1"/>
      <text:p text:style-name="P1"><text:s text:c="2"/>if(curr == <text:s/>nullptr){</text:p>
      <text:p text:style-name="P1"><text:s text:c="4"/>std::cout &lt;&lt; "Empty";</text:p>
      <text:p text:style-name="P1"><text:s text:c="4"/>return p;</text:p>
      <text:p text:style-name="P1"><text:s text:c="2"/>}</text:p>
      <text:p text:style-name="P1"/>
      <text:p text:style-name="P1"><text:s text:c="2"/>while(curr-&gt;next != nullptr){</text:p>
      <text:p text:style-name="P1"><text:s text:c="4"/>prev = curr;</text:p>
      <text:p text:style-name="P1"><text:s text:c="4"/>curr = curr-&gt;next;</text:p>
      <text:p text:style-name="P1"/>
      <text:p text:style-name="P1"><text:s text:c="2"/>}</text:p>
      <text:p text:style-name="P1"><text:s text:c="2"/>p = curr-&gt;data;</text:p>
      <text:p text:style-name="P1"><text:s text:c="2"/>delete curr;</text:p>
      <text:p text:style-name="P1"><text:s text:c="2"/>prev-&gt;next = nullptr;</text:p>
      <text:p text:style-name="P1"><text:s text:c="2"/>return p;</text:p>
      <text:p text:style-name="P1">}</text:p>
      <text:p text:style-name="P1"/>
      <text:p text:style-name="P1">template&lt;class T&gt;</text:p>
      <text:p text:style-name="P1">void MyStack&lt;T&gt;::pop(T &amp;p){</text:p>
      <text:p text:style-name="P1"><text:s text:c="2"/>p = pop();</text:p>
      <text:p text:style-name="P1">}</text:p>
      <text:p text:style-name="P1"/>
      <text:p text:style-name="P1"><text:soft-page-break/>template&lt;class T&gt;</text:p>
      <text:p text:style-name="P1">std::ostream&amp; operator&lt;&lt;(std::ostream &amp;oStream,MyStack&lt;T&gt; &amp;stack){</text:p>
      <text:p text:style-name="P1"><text:s text:c="2"/>return stack.print(oStream);</text:p>
      <text:p text:style-name="P1">}</text:p>
      <text:p text:style-name="P1"/>
      <text:p text:style-name="P1">//Prints list</text:p>
      <text:p text:style-name="P1">template&lt;class T&gt;</text:p>
      <text:p text:style-name="P1">std::ostream&amp; MyStack&lt;T&gt;::print(std::ostream&amp; oStream){</text:p>
      <text:p text:style-name="P1"><text:s text:c="2"/>Node* temp = head;</text:p>
      <text:p text:style-name="P1"><text:s text:c="2"/>while(temp){</text:p>
      <text:p text:style-name="P1"><text:s text:c="6"/>oStream&lt;&lt;"************************\n";</text:p>
      <text:p text:style-name="P1"><text:s text:c="6"/>oStream&lt;&lt;"Name: "&lt;&lt;temp-&gt;data.getName()&lt;&lt;"\n";</text:p>
      <text:p text:style-name="P1"><text:s text:c="6"/>oStream&lt;&lt;"Hours Worked: "&lt;&lt;temp-&gt;data.getHours()&lt;&lt;"\n";</text:p>
      <text:p text:style-name="P1"><text:s text:c="6"/>oStream&lt;&lt;"Amount Paid: $"&lt;&lt;temp-&gt;data.getPay()&lt;&lt;"\n";</text:p>
      <text:p text:style-name="P1"><text:s text:c="6"/>oStream&lt;&lt;"************************\n";</text:p>
      <text:p text:style-name="P1"><text:s text:c="6"/>temp= temp-&gt;next;</text:p>
      <text:p text:style-name="P1"><text:s text:c="2"/>}</text:p>
      <text:p text:style-name="P1"><text:s text:c="2"/>return oStream;</text:p>
      <text:p text:style-name="P1">}</text:p>
      <text:p text:style-name="P1">***********************************************************************************Mystack.h</text:p>
      <text:p text:style-name="P1"/>
      <text:p text:style-name="P1">#ifndef MYSTACK_H</text:p>
      <text:p text:style-name="P1">#define MYSTACK_H</text:p>
      <text:p text:style-name="P1"/>
      <text:p text:style-name="P1">#include"payroll.h"</text:p>
      <text:p text:style-name="P1">#include&lt;stdio.h&gt;</text:p>
      <text:p text:style-name="P1">#include&lt;iostream&gt;</text:p>
      <text:p text:style-name="P1">#include&lt;bits/stdc++.h&gt;</text:p>
      <text:p text:style-name="P1"/>
      <text:p text:style-name="P1"/>
      <text:p text:style-name="P1">template&lt;class T&gt;</text:p>
      <text:p text:style-name="P1">class MyStack{</text:p>
      <text:p text:style-name="P1"/>
      <text:p text:style-name="P1"><text:s text:c="2"/>private:</text:p>
      <text:p text:style-name="P1"><text:s text:c="4"/>struct Node{</text:p>
      <text:p text:style-name="P1"><text:s text:c="6"/>T data;</text:p>
      <text:p text:style-name="P1"><text:s text:c="6"/>Node* next;</text:p>
      <text:p text:style-name="P1"><text:s text:c="4"/>};</text:p>
      <text:p text:style-name="P1"><text:s text:c="4"/>Node* head;</text:p>
      <text:p text:style-name="P1"/>
      <text:p text:style-name="P1"><text:s text:c="2"/>public:</text:p>
      <text:p text:style-name="P1"><text:s text:c="4"/>MyStack&lt;T&gt;();</text:p>
      <text:p text:style-name="P1"><text:s text:c="4"/>~MyStack();</text:p>
      <text:p text:style-name="P1"><text:s text:c="4"/>MyStack(const MyStack&amp;);</text:p>
      <text:p text:style-name="P1"><text:s text:c="4"/>MyStack operator=(const MyStack&amp;);</text:p>
      <text:p text:style-name="P1"><text:s text:c="4"/>void push(T p);</text:p>
      <text:p text:style-name="P1"><text:s text:c="4"/>T pop();</text:p>
      <text:p text:style-name="P1"><text:s text:c="4"/>void pop(T&amp;);</text:p>
      <text:p text:style-name="P1"><text:soft-page-break/><text:s text:c="4"/>T peek();</text:p>
      <text:p text:style-name="P1"><text:s text:c="4"/>int size();</text:p>
      <text:p text:style-name="P1"><text:s text:c="4"/>std::ostream&amp; print(std::ostream&amp; oStream);</text:p>
      <text:p text:style-name="P1"><text:s text:c="4"/>template&lt;class W&gt;</text:p>
      <text:p text:style-name="P1"><text:s text:c="4"/>friend std::ostream&amp; operator&lt;&lt;(std::ostream &amp;oStream, MyStack&lt;W&gt; &amp;s);</text:p>
      <text:p text:style-name="P1">};</text:p>
      <text:p text:style-name="P1"/>
      <text:p text:style-name="P1">#endif</text:p>
      <text:p text:style-name="P1">***********************************************************************************Output</text:p>
      <text:p text:style-name="P1"/>
      <text:p text:style-name="P1">List one</text:p>
      <text:p text:style-name="P1">************************</text:p>
      <text:p text:style-name="P1">Name: F</text:p>
      <text:p text:style-name="P1">Hours Worked: 2</text:p>
      <text:p text:style-name="P1">Amount Paid: $12.6</text:p>
      <text:p text:style-name="P1">************************</text:p>
      <text:p text:style-name="P1">************************</text:p>
      <text:p text:style-name="P1">Name: I</text:p>
      <text:p text:style-name="P1">Hours Worked: 20</text:p>
      <text:p text:style-name="P1">Amount Paid: $66</text:p>
      <text:p text:style-name="P1">************************</text:p>
      <text:p text:style-name="P1">************************</text:p>
      <text:p text:style-name="P1">Name: Wanna</text:p>
      <text:p text:style-name="P1">Hours Worked: 9</text:p>
      <text:p text:style-name="P1">Amount Paid: $74.7</text:p>
      <text:p text:style-name="P1">************************</text:p>
      <text:p text:style-name="P1">************************</text:p>
      <text:p text:style-name="P1">Name: Sleep</text:p>
      <text:p text:style-name="P1">Hours Worked: 2</text:p>
      <text:p text:style-name="P1">Amount Paid: $2.6</text:p>
      <text:p text:style-name="P1">************************</text:p>
      <text:p text:style-name="P1">Copy of the list</text:p>
      <text:p text:style-name="P1">************************</text:p>
      <text:p text:style-name="P1">Name: F</text:p>
      <text:p text:style-name="P1">Hours Worked: 2</text:p>
      <text:p text:style-name="P1">Amount Paid: $12.6</text:p>
      <text:p text:style-name="P1">***********************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01:26:54.159479699</meta:creation-date>
    <dc:date>2019-11-12T01:29:29.975329074</dc:date>
    <meta:editing-duration>PT2M39S</meta:editing-duration>
    <meta:editing-cycles>1</meta:editing-cycles>
    <meta:document-statistic meta:table-count="0" meta:image-count="0" meta:object-count="0" meta:page-count="7" meta:paragraph-count="268" meta:word-count="644" meta:character-count="5915" meta:non-whitespace-character-count="5096"/>
    <meta:generator>LibreOffice/5.3.6.1$Linux_X86_64 LibreOffice_project/30$Build-1</meta:generator>
  </office:meta>
</office:document-meta>
</file>